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Mono" svg:font-family="'Fira Mono', 'Andale Mono', Consolas, monospace"/>
    <style:font-face style:name="Inter" svg:font-family="Inter, ui-sans-serif, system-ui, apple-system, BlinkMacSystemFont, 'Segoe UI', Roboto, 'Helvetica Neue', Arial, 'Noto Sans', sans-serif, 'Apple Color Emoji', 'Segoe UI Emoji', 'Segoe UI Symbol', 'Noto Color Emoji'"/>
    <style:font-face style:name="Inter1" svg:font-family="Inter, ui-sans-serif, system-ui, apple-system, BlinkMacSystemFont, 'Segoe UI', Roboto, 'Helvetica Neue', Arial, 'Noto Sans', sans-serif, 'Apple Color Emoji', 'Segoe UI Emoji', 'Segoe UI Symbol', 'Noto Color emoji'"/>
    <style:font-face style:name="Lohit Devanagari1" svg:font-family="'Lohit Devanagari'"/>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eeeeee" draw:opacity="100%"/>
      <style:paragraph-properties fo:margin-left="0in" fo:margin-right="0in" fo:margin-top="0in" fo:margin-bottom="0in" loext:contextual-spacing="false" fo:text-align="start" style:justify-single-word="false" fo:orphans="2" fo:widows="2" fo:text-indent="0in" style:auto-text-indent="false" fo:background-color="#eeeeee"/>
      <style:text-properties fo:font-variant="normal" fo:text-transform="none" fo:color="#212529" style:font-name="SFMono-Regular" fo:font-size="10.5pt" fo:letter-spacing="normal" fo:font-style="normal" fo:font-weight="normal"/>
    </style:style>
    <style:style style:name="P2" style:family="paragraph" style:parent-style-name="Text_20_body">
      <style:paragraph-properties fo:margin-left="0in" fo:margin-right="0in" fo:margin-top="0in" fo:margin-bottom="0.1043in" loext:contextual-spacing="false" fo:line-height="150%" fo:text-align="start" style:justify-single-word="false" fo:orphans="2" fo:widows="2" fo:text-indent="0in" style:auto-text-indent="false"/>
      <style:text-properties fo:font-variant="normal" fo:text-transform="none" fo:color="#000000" style:font-name="Inter1" fo:font-size="13.5pt" fo:letter-spacing="normal" fo:font-style="normal" fo:font-weight="bold"/>
    </style:style>
    <style:style style:name="P3" style:family="paragraph" style:parent-style-name="Text_20_body">
      <style:paragraph-properties fo:margin-left="0in" fo:margin-right="0in" fo:margin-top="0in" fo:margin-bottom="0.1043in" loext:contextual-spacing="false" fo:line-height="150%" fo:text-align="start" style:justify-single-word="false" fo:orphans="2" fo:widows="2" fo:text-indent="0in" style:auto-text-indent="false"/>
      <style:text-properties fo:font-variant="normal" fo:text-transform="none" fo:color="#000000" style:font-name="Inter1" fo:font-size="13.5pt" fo:letter-spacing="normal" fo:font-style="normal" fo:font-weight="normal"/>
    </style:style>
    <style:style style:name="P4" style:family="paragraph" style:parent-style-name="Standard">
      <style:text-properties officeooo:rsid="001e604a" officeooo:paragraph-rsid="001e604a"/>
    </style:style>
    <style:style style:name="P5" style:family="paragraph" style:parent-style-name="Standard">
      <style:text-properties fo:font-weight="bold" officeooo:rsid="001e604a" officeooo:paragraph-rsid="001e604a" style:font-weight-asian="bold" style:font-weight-complex="bold"/>
    </style:style>
    <style:style style:name="P6" style:family="paragraph" style:parent-style-name="Standard">
      <style:text-properties fo:font-weight="bold" officeooo:rsid="00265a52" officeooo:paragraph-rsid="00265a52" style:font-weight-asian="bold" style:font-weight-complex="bold"/>
    </style:style>
    <style:style style:name="P7" style:family="paragraph" style:parent-style-name="Standard">
      <style:text-properties fo:font-weight="bold" officeooo:rsid="002c1676" officeooo:paragraph-rsid="002c1676" style:font-weight-asian="bold" style:font-weight-complex="bold"/>
    </style:style>
    <style:style style:name="P8" style:family="paragraph" style:parent-style-name="Standard">
      <style:text-properties fo:font-weight="bold" officeooo:rsid="00334573" officeooo:paragraph-rsid="00334573" style:font-weight-asian="bold" style:font-weight-complex="bold"/>
    </style:style>
    <style:style style:name="P9" style:family="paragraph" style:parent-style-name="Standard">
      <style:text-properties fo:font-weight="bold" officeooo:rsid="00349750" officeooo:paragraph-rsid="00349750" style:font-weight-asian="bold" style:font-weight-complex="bold"/>
    </style:style>
    <style:style style:name="P10" style:family="paragraph" style:parent-style-name="Standard">
      <style:text-properties fo:font-weight="bold" officeooo:rsid="0037b4ba" officeooo:paragraph-rsid="0037b4ba" style:font-weight-asian="bold" style:font-weight-complex="bold"/>
    </style:style>
    <style:style style:name="P11" style:family="paragraph" style:parent-style-name="Standard">
      <style:text-properties fo:font-weight="bold" officeooo:rsid="003d54b3" officeooo:paragraph-rsid="003d54b3" style:font-weight-asian="bold" style:font-weight-complex="bold"/>
    </style:style>
    <style:style style:name="P12" style:family="paragraph" style:parent-style-name="Standard">
      <style:text-properties officeooo:rsid="002306fb" officeooo:paragraph-rsid="002306fb"/>
    </style:style>
    <style:style style:name="P13" style:family="paragraph" style:parent-style-name="Standard">
      <style:text-properties officeooo:rsid="00246f0c" officeooo:paragraph-rsid="00246f0c"/>
    </style:style>
    <style:style style:name="P14" style:family="paragraph" style:parent-style-name="Standard">
      <style:text-properties officeooo:rsid="002c1676" officeooo:paragraph-rsid="002c1676"/>
    </style:style>
    <style:style style:name="P15" style:family="paragraph" style:parent-style-name="Standard">
      <style:text-properties officeooo:rsid="00334573" officeooo:paragraph-rsid="00334573"/>
    </style:style>
    <style:style style:name="P16" style:family="paragraph" style:parent-style-name="Standard">
      <style:text-properties officeooo:rsid="00349750" officeooo:paragraph-rsid="00349750"/>
    </style:style>
    <style:style style:name="P17" style:family="paragraph" style:parent-style-name="Standard">
      <style:text-properties officeooo:rsid="0037b4ba" officeooo:paragraph-rsid="0037b4ba"/>
    </style:style>
    <style:style style:name="P18" style:family="paragraph" style:parent-style-name="Standard">
      <style:text-properties officeooo:rsid="00380174" officeooo:paragraph-rsid="00380174"/>
    </style:style>
    <style:style style:name="P19" style:family="paragraph" style:parent-style-name="Standard">
      <style:text-properties officeooo:rsid="00380174" officeooo:paragraph-rsid="003f4cdc"/>
    </style:style>
    <style:style style:name="P20" style:family="paragraph" style:parent-style-name="Standard">
      <style:text-properties officeooo:rsid="003d54b3" officeooo:paragraph-rsid="003d54b3"/>
    </style:style>
    <style:style style:name="P21" style:family="paragraph" style:parent-style-name="Standard">
      <style:text-properties officeooo:paragraph-rsid="00349750"/>
    </style:style>
    <style:style style:name="P22" style:family="paragraph" style:parent-style-name="Standard">
      <style:text-properties officeooo:rsid="003f64bd" officeooo:paragraph-rsid="003f64bd"/>
    </style:style>
    <style:style style:name="P23" style:family="paragraph" style:parent-style-name="Standard">
      <style:text-properties fo:font-variant="normal" fo:text-transform="none" style:font-name="Fira Mono" fo:font-size="10.5pt" fo:letter-spacing="normal" fo:font-style="normal" fo:font-weight="normal" officeooo:rsid="0040d99f" officeooo:paragraph-rsid="0040d99f"/>
    </style:style>
    <style:style style:name="P24" style:family="paragraph" style:parent-style-name="Standard">
      <style:text-properties fo:font-variant="normal" fo:text-transform="none" style:font-name="Fira Mono" fo:font-size="10.5pt" fo:letter-spacing="normal" fo:font-style="normal" fo:font-weight="bold" officeooo:rsid="004243ad" officeooo:paragraph-rsid="004243ad" style:font-weight-asian="bold" style:font-weight-complex="bold"/>
    </style:style>
    <style:style style:name="P25" style:family="paragraph" style:parent-style-name="Text_20_body">
      <style:paragraph-properties fo:break-before="page"/>
      <style:text-properties fo:font-variant="normal" fo:text-transform="none" fo:color="#000000" style:font-name="Inter1" fo:font-size="13.5pt" fo:letter-spacing="normal" fo:font-style="normal" fo:font-weight="bold" officeooo:rsid="00246f0c" officeooo:paragraph-rsid="00246f0c"/>
    </style:style>
    <style:style style:name="P26" style:family="paragraph" style:parent-style-name="Standard">
      <style:paragraph-properties fo:break-before="page"/>
      <style:text-properties fo:font-weight="bold" officeooo:rsid="0040d99f" officeooo:paragraph-rsid="0040d99f" style:font-weight-asian="bold" style:font-weight-complex="bold"/>
    </style:style>
    <style:style style:name="P27" style:family="paragraph" style:parent-style-name="Preformatted_20_Text">
      <style:text-properties fo:font-variant="normal" fo:text-transform="none" fo:color="#000000" style:font-name="Fira Mono" fo:font-size="10.5pt" fo:letter-spacing="normal" fo:font-style="normal" fo:font-weight="normal" officeooo:rsid="0040d99f" officeooo:paragraph-rsid="0040d99f"/>
    </style:style>
    <style:style style:name="P28" style:family="paragraph" style:parent-style-name="Text_20_body">
      <style:text-properties fo:font-weight="bold" officeooo:rsid="0044f4b8" officeooo:paragraph-rsid="0044f4b8" style:font-weight-asian="bold" style:font-weight-complex="bold"/>
    </style:style>
    <style:style style:name="P29" style:family="paragraph" style:parent-style-name="Text_20_body">
      <style:text-properties fo:font-variant="normal" fo:text-transform="none" style:font-name="Fira Mono" fo:font-size="10.5pt" fo:letter-spacing="normal" fo:font-style="normal" fo:font-weight="normal" officeooo:paragraph-rsid="0044f4b8"/>
    </style:style>
    <style:style style:name="P30" style:family="paragraph" style:parent-style-name="Text_20_body">
      <style:text-properties fo:font-variant="normal" fo:text-transform="none" style:font-name="Fira Mono" fo:font-size="10.5pt" fo:letter-spacing="normal" fo:font-style="normal" fo:font-weight="normal" officeooo:rsid="0044f4b8" officeooo:paragraph-rsid="0044f4b8"/>
    </style:style>
    <style:style style:name="P31" style:family="paragraph" style:parent-style-name="Text_20_body">
      <style:text-properties fo:font-weight="bold" officeooo:rsid="0046dd6c" officeooo:paragraph-rsid="0046dd6c" style:font-weight-asian="bold" style:font-weight-complex="bold"/>
    </style:style>
    <style:style style:name="P32" style:family="paragraph" style:parent-style-name="Text_20_body">
      <style:text-properties fo:font-weight="bold" officeooo:paragraph-rsid="00485bbf" style:font-weight-asian="bold" style:font-weight-complex="bold"/>
    </style:style>
    <style:style style:name="P33" style:family="paragraph" style:parent-style-name="Text_20_body">
      <style:text-properties fo:font-weight="bold" officeooo:rsid="00485bbf" officeooo:paragraph-rsid="00485bbf" style:font-weight-asian="bold" style:font-weight-complex="bold"/>
    </style:style>
    <style:style style:name="P34" style:family="paragraph" style:parent-style-name="Text_20_body">
      <style:text-properties fo:font-weight="bold" officeooo:rsid="004a4f39" officeooo:paragraph-rsid="004a4f39" style:font-weight-asian="bold" style:font-weight-complex="bold"/>
    </style:style>
    <style:style style:name="P35" style:family="paragraph" style:parent-style-name="Text_20_body">
      <style:text-properties fo:font-weight="bold" officeooo:rsid="004ac6e7" officeooo:paragraph-rsid="004ac6e7" style:font-weight-asian="bold" style:font-weight-complex="bold"/>
    </style:style>
    <style:style style:name="P36" style:family="paragraph" style:parent-style-name="Text_20_body">
      <style:text-properties fo:font-weight="bold" officeooo:rsid="004ed406" officeooo:paragraph-rsid="004ed406" style:font-weight-asian="bold" style:font-weight-complex="bold"/>
    </style:style>
    <style:style style:name="P37" style:family="paragraph" style:parent-style-name="Text_20_body">
      <style:text-properties officeooo:paragraph-rsid="00485bbf"/>
    </style:style>
    <style:style style:name="P38" style:family="paragraph" style:parent-style-name="Text_20_body">
      <style:text-properties officeooo:rsid="00485bbf" officeooo:paragraph-rsid="00485bbf"/>
    </style:style>
    <style:style style:name="P39" style:family="paragraph" style:parent-style-name="Text_20_body">
      <style:text-properties officeooo:rsid="004a4f39" officeooo:paragraph-rsid="004a4f39"/>
    </style:style>
    <style:style style:name="P40" style:family="paragraph" style:parent-style-name="Text_20_body">
      <style:text-properties officeooo:rsid="004ac6e7" officeooo:paragraph-rsid="004ac6e7"/>
    </style:style>
    <style:style style:name="P41" style:family="paragraph" style:parent-style-name="Text_20_body">
      <style:text-properties officeooo:paragraph-rsid="004d4d33"/>
    </style:style>
    <style:style style:name="P42" style:family="paragraph" style:parent-style-name="Text_20_body">
      <style:text-properties officeooo:rsid="004ed406" officeooo:paragraph-rsid="004ed406"/>
    </style:style>
    <style:style style:name="P43" style:family="paragraph" style:parent-style-name="Text_20_body" style:list-style-name="L1">
      <style:paragraph-properties fo:margin-top="0in" fo:margin-bottom="0in" loext:contextual-spacing="false" fo:line-height="180%" fo:text-align="start" style:justify-single-word="false" fo:orphans="2" fo:widows="2"/>
    </style:style>
    <style:style style:name="P44" style:family="paragraph" style:parent-style-name="Text_20_body" style:list-style-name="L1">
      <style:paragraph-properties fo:margin-top="0in" fo:margin-bottom="0in" loext:contextual-spacing="false" fo:line-height="180%" fo:text-align="start" style:justify-single-word="false" fo:orphans="2" fo:widows="2"/>
      <style:text-properties fo:font-variant="normal" fo:text-transform="none" fo:color="#000000" style:font-name="Inter" fo:font-size="12pt" fo:letter-spacing="normal" fo:font-style="normal" fo:font-weight="normal"/>
    </style:style>
    <style:style style:name="T1" style:family="text">
      <style:text-properties fo:font-variant="normal" fo:text-transform="none" fo:color="#000000" style:font-name="Inter" fo:font-size="12pt" fo:letter-spacing="normal" fo:font-style="normal" fo:font-weight="normal"/>
    </style:style>
    <style:style style:name="T2" style:family="text">
      <style:text-properties fo:font-variant="normal" fo:text-transform="none" fo:color="#e83e8c" style:font-name="SFMono-Regular" fo:font-size="10.5pt" fo:letter-spacing="normal" fo:font-style="normal" fo:font-weight="normal"/>
    </style:style>
    <style:style style:name="T3" style:family="text">
      <style:text-properties officeooo:rsid="002edbae"/>
    </style:style>
    <style:style style:name="T4" style:family="text">
      <style:text-properties fo:font-weight="bold" style:font-weight-asian="bold" style:font-weight-complex="bold"/>
    </style:style>
    <style:style style:name="T5" style:family="text">
      <style:text-properties fo:font-weight="bold" officeooo:rsid="00349750" style:font-weight-asian="bold" style:font-weight-complex="bold"/>
    </style:style>
    <style:style style:name="T6" style:family="text">
      <style:text-properties fo:font-weight="bold" officeooo:rsid="00380174" style:font-weight-asian="bold" style:font-weight-complex="bold"/>
    </style:style>
    <style:style style:name="T7" style:family="text">
      <style:text-properties fo:font-weight="bold" officeooo:rsid="003e25c8" style:font-weight-asian="bold" style:font-weight-complex="bold"/>
    </style:style>
    <style:style style:name="T8" style:family="text">
      <style:text-properties fo:font-weight="bold" officeooo:rsid="004d4d33" style:font-weight-asian="bold" style:font-weight-complex="bold"/>
    </style:style>
    <style:style style:name="T9" style:family="text">
      <style:text-properties fo:font-weight="bold" officeooo:rsid="004ac6e7" style:font-weight-asian="bold" style:font-weight-complex="bold"/>
    </style:style>
    <style:style style:name="T10" style:family="text">
      <style:text-properties officeooo:rsid="00485bbf"/>
    </style:style>
    <style:style style:name="T11" style:family="text">
      <style:text-properties officeooo:rsid="004d4d33"/>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px create-react-app my-app</text:p>
      <text:p text:style-name="Standard">cd my-app</text:p>
      <text:p text:style-name="Standard">npm start</text:p>
      <text:p text:style-name="Standard"/>
      <text:p text:style-name="P4">Install dependency:</text:p>
      <text:p text:style-name="P4">scripts: {</text:p>
      <text:p text:style-name="P4"><text:s text:c="4"/>"lint": "yarn add -D prettier &amp;&amp; yarn add -D babel-eslint &amp;&amp; npx install-peerdeps --dev eslint-config-airbnb &amp;&amp; yarn add -D eslint-config-prettier eslint-plugin-prettier"</text:p>
      <text:p text:style-name="P4">}</text:p>
      <text:p text:style-name="P4"/>
      <text:p text:style-name="P5">then run following command:</text:p>
      <text:p text:style-name="P4">npm run lint</text:p>
      <text:p text:style-name="P4"/>
      <text:p text:style-name="P8">For API Call install AXIOS:</text:p>
      <text:p text:style-name="P15">npm i axios</text:p>
      <text:p text:style-name="P15"/>
      <text:p text:style-name="P15"/>
      <text:p text:style-name="P12">vscode settings:</text:p>
      <text:p text:style-name="P12">{</text:p>
      <text:p text:style-name="P12"><text:s text:c="2"/>// Theme</text:p>
      <text:p text:style-name="P12"><text:s text:c="2"/>"workbench.colorTheme": "Dracula",</text:p>
      <text:p text:style-name="P12"/>
      <text:p text:style-name="P12"><text:s text:c="2"/>// config related to code formatting</text:p>
      <text:p text:style-name="P12"><text:s text:c="2"/>"editor.defaultFormatter": "esbenp.prettier-vscode",</text:p>
      <text:p text:style-name="P12"><text:s text:c="2"/>"editor.formatOnSave": true,</text:p>
      <text:p text:style-name="P12"><text:s text:c="2"/>"[javascript]": {</text:p>
      <text:p text:style-name="P12"><text:s text:c="4"/>"editor.formatOnSave": false,</text:p>
      <text:p text:style-name="P12"><text:s text:c="4"/>"editor.defaultFormatter": null</text:p>
      <text:p text:style-name="P12"><text:s text:c="2"/>},</text:p>
      <text:p text:style-name="P12"><text:s text:c="2"/>"[javascriptreact]": {</text:p>
      <text:p text:style-name="P12"><text:s text:c="4"/>"editor.formatOnSave": false,</text:p>
      <text:p text:style-name="P12"><text:s text:c="4"/>"editor.defaultFormatter": null</text:p>
      <text:p text:style-name="P12"><text:s text:c="2"/>},</text:p>
      <text:p text:style-name="P12"><text:s text:c="2"/>"javascript.validate.enable": false, //disable all built-in syntax checking</text:p>
      <text:p text:style-name="P12"><text:s text:c="2"/>"editor.codeActionsOnSave": {</text:p>
      <text:p text:style-name="P12"><text:s text:c="4"/>"source.fixAll.eslint": true,</text:p>
      <text:p text:style-name="P12"><text:s text:c="4"/>"source.fixAll.tslint": true,</text:p>
      <text:p text:style-name="P12"><text:s text:c="4"/>"source.organizeImports": true</text:p>
      <text:p text:style-name="P12"><text:s text:c="2"/>},</text:p>
      <text:p text:style-name="P12"><text:s text:c="2"/>"eslint.alwaysShowStatus": true,</text:p>
      <text:p text:style-name="P12"><text:s text:c="2"/>// emmet</text:p>
      <text:p text:style-name="P12"><text:s text:c="2"/>"emmet.triggerExpansionOnTab": true,</text:p>
      <text:p text:style-name="P12"><text:s text:c="2"/>"emmet.includeLanguages": {</text:p>
      <text:p text:style-name="P12"><text:s text:c="4"/>"javascript": "javascriptreact"</text:p>
      <text:p text:style-name="P12"><text:s text:c="2"/>}</text:p>
      <text:p text:style-name="P12">}</text:p>
      <text:p text:style-name="P12"/>
      <text:p text:style-name="P6">Install vscode plugin:</text:p>
      <text:p text:style-name="P13">Install eslint and prettier plugin on vscode.</text:p>
      <text:p text:style-name="P13"/>
      <text:p text:style-name="P13">touch .env</text:p>
      <text:p text:style-name="P13"><text:span text:style-name="T4">touch .eslintrc </text:span><text:span text:style-name="T3">content will be below:-</text:span></text:p>
      <text:p text:style-name="P13"><text:soft-page-break/></text:p>
      <text:p text:style-name="P13">{</text:p>
      <text:p text:style-name="P13"><text:s text:c="2"/>// Theme</text:p>
      <text:p text:style-name="P13"><text:s text:c="2"/>"workbench.colorTheme": "Dracula",</text:p>
      <text:p text:style-name="P13"/>
      <text:p text:style-name="P13"><text:s text:c="2"/>// config related to code formatting</text:p>
      <text:p text:style-name="P13"><text:s text:c="2"/>"editor.defaultFormatter": "esbenp.prettier-vscode",</text:p>
      <text:p text:style-name="P13"><text:s text:c="2"/>"editor.formatOnSave": true,</text:p>
      <text:p text:style-name="P13"><text:s text:c="2"/>"[javascript]": {</text:p>
      <text:p text:style-name="P13"><text:s text:c="4"/>"editor.formatOnSave": false,</text:p>
      <text:p text:style-name="P13"><text:s text:c="4"/>"editor.defaultFormatter": null</text:p>
      <text:p text:style-name="P13"><text:s text:c="2"/>},</text:p>
      <text:p text:style-name="P13"><text:s text:c="2"/>"[javascriptreact]": {</text:p>
      <text:p text:style-name="P13"><text:s text:c="4"/>"editor.formatOnSave": false,</text:p>
      <text:p text:style-name="P13"><text:s text:c="4"/>"editor.defaultFormatter": null</text:p>
      <text:p text:style-name="P13"><text:s text:c="2"/>},</text:p>
      <text:p text:style-name="P13"><text:s text:c="2"/>"javascript.validate.enable": false, //disable all built-in syntax checking</text:p>
      <text:p text:style-name="P13"><text:s text:c="2"/>"editor.codeActionsOnSave": {</text:p>
      <text:p text:style-name="P13"><text:s text:c="4"/>"source.fixAll.eslint": true,</text:p>
      <text:p text:style-name="P13"><text:s text:c="4"/>"source.fixAll.tslint": true,</text:p>
      <text:p text:style-name="P13"><text:s text:c="4"/>"source.organizeImports": true</text:p>
      <text:p text:style-name="P13"><text:s text:c="2"/>},</text:p>
      <text:p text:style-name="P13"><text:s text:c="2"/>"eslint.alwaysShowStatus": true,</text:p>
      <text:p text:style-name="P13"><text:s text:c="2"/>// emmet</text:p>
      <text:p text:style-name="P13"><text:s text:c="2"/>"emmet.triggerExpansionOnTab": true,</text:p>
      <text:p text:style-name="P13"><text:s text:c="2"/>"emmet.includeLanguages": {</text:p>
      <text:p text:style-name="P13"><text:s text:c="4"/>"javascript": "javascriptreact"</text:p>
      <text:p text:style-name="P13"><text:s text:c="2"/>}</text:p>
      <text:p text:style-name="P13">}</text:p>
      <text:p text:style-name="P13"/>
      <text:p text:style-name="P7">Start react:</text:p>
      <text:p text:style-name="P14">npm start</text:p>
      <text:p text:style-name="P13"/>
      <text:p text:style-name="P9">Install bootsrtap:</text:p>
      <text:p text:style-name="P16">npm install bootstrap</text:p>
      <text:p text:style-name="P16"/>
      <text:p text:style-name="P10">Add following line to Index.js file:</text:p>
      <text:p text:style-name="P17"/>
      <text:p text:style-name="P16">import 'bootstrap/dist/css/bootstrap.css';</text:p>
      <text:p text:style-name="P16">// Put any other imports below so that CSS from your</text:p>
      <text:p text:style-name="P16">// components takes precedence over default styles.</text:p>
      <text:p text:style-name="P16"/>
      <text:p text:style-name="P21"><text:span text:style-name="T5">// </text:span><text:span text:style-name="T6">Implement third party </text:span><text:span text:style-name="T7">packages</text:span><text:span text:style-name="T6">:</text:span></text:p>
      <text:p text:style-name="P19"><text:span text:style-name="T4">Install cogo-toas </text:span><text:span text:style-name="T7">packages</text:span><text:span text:style-name="T4"> via NPM:</text:span></text:p>
      <text:p text:style-name="P18">npm install --save cogo-toast</text:p>
      <text:p text:style-name="P22">if problem then run with --force</text:p>
      <text:p text:style-name="P18"/>
      <text:p text:style-name="P11">if problem exits about dependency run following command:</text:p>
      <text:p text:style-name="P20">npm audit fix –force</text:p>
      <text:p text:style-name="P20"/>
      <text:p text:style-name="P26">React html parser library:</text:p>
      <text:p text:style-name="P23">npm I react-html-parser</text:p>
      <text:p text:style-name="P23"/>
      <text:p text:style-name="P24">then run following:</text:p>
      <text:p text:style-name="P27">npm install react-html-parser</text:p>
      <text:p text:style-name="Text_20_body"/>
      <text:p text:style-name="P28">Export from JSON Packages:</text:p>
      <text:p text:style-name="P29">npm I export-from-json</text:p>
      <text:p text:style-name="P30">if problem then run with –force</text:p>
      <text:p text:style-name="P31">React html to Image convert:</text:p>
      <text:p text:style-name="P31">install using following command:</text:p>
      <text:p text:style-name="P37">npm install --save html-to-image</text:p>
      <text:p text:style-name="P37"/>
      <text:p text:style-name="P32"><text:span text:style-name="T10">Localforage for Store Data on IndexDB (local storage):</text:span></text:p>
      <text:p text:style-name="P33">Install Localforage using following command:</text:p>
      <text:p text:style-name="P38">npm i react-localforage</text:p>
      <text:p text:style-name="P38"/>
      <text:p text:style-name="P34">Install React Icons:</text:p>
      <text:p text:style-name="P39">npm install react-icons –save</text:p>
      <text:p text:style-name="P39"/>
      <text:p text:style-name="P35">React Read excel file to JSON:</text:p>
      <text:p text:style-name="P35">Install with following command:</text:p>
      <text:p text:style-name="P40">npm install read-excel-file –save</text:p>
      <text:p text:style-name="P41"><text:span text:style-name="T8">Install React Code Input</text:span><text:span text:style-name="T9">:</text:span></text:p>
      <text:p text:style-name="P40">npm i --save react-code-input</text:p>
      <text:p text:style-name="P40"/>
      <text:p text:style-name="P36">Install Cleave JS:</text:p>
      <text:p text:style-name="P42">npm install --save cleave.js</text:p>
      <text:p text:style-name="P37"><text:line-break/></text:p>
      <text:p text:style-name="P23"/>
      <text:p text:style-name="P20"/>
      <text:p text:style-name="P20"/>
      <text:p text:style-name="P25">Problem:</text:p>
      <text:p text:style-name="P3">While trying to set up a boilerplate with React, Typescript, styled components, webpack, etc getting an error when trying to run eslint:</text:p>
      <text:p text:style-name="P1">Error: Must use import to load ES Module</text:p>
      <text:p text:style-name="P3">In package.json the babel-eslint version the program using is,</text:p>
      <text:p text:style-name="P1">"babel-eslint": "^10.0.2"</text:p>
      <text:p text:style-name="Text_20_body"/>
      <text:p text:style-name="P2">Solution:</text:p>
      <text:p text:style-name="P3">The error occurred because the version you are using is deprecated and the updated version does not support ES6 modules. So the program needs to be updated to the latest babel-eslint-parser.</text:p>
      <text:p text:style-name="P3">To update to latest babel-eslint-parser you have to follow the below steps:</text:p>
      <text:list xml:id="list1324310609" text:style-name="L1">
        <text:list-item>
          <text:p text:style-name="P43"><text:span text:style-name="T1">In package.json, update the line </text:span><text:span text:style-name="Source_20_Text"><text:span text:style-name="T2">"babel-eslint": "^10.0.2",</text:span></text:span><text:span text:style-name="T1"> to </text:span><text:span text:style-name="Source_20_Text"><text:span text:style-name="T2">"@babel/eslint-parser": "^7.5.4",</text:span></text:span><text:span text:style-name="T1">. This works with the code above but it may be better to use the latest version.</text:span></text:p>
        </text:list-item>
        <text:list-item>
          <text:p text:style-name="P43"><text:span text:style-name="T1">Run </text:span><text:span text:style-name="Source_20_Text"><text:span text:style-name="T2">npm i</text:span></text:span><text:span text:style-name="T1"> from a terminal in the folder</text:span></text:p>
        </text:list-item>
        <text:list-item>
          <text:p text:style-name="P43"><text:span text:style-name="T1">In .eslintrc, update the parser line </text:span><text:span text:style-name="Source_20_Text"><text:span text:style-name="T2">"parser": "babel-eslint",</text:span></text:span><text:span text:style-name="T1"> to </text:span><text:span text:style-name="Source_20_Text"><text:span text:style-name="T2">"parser": "@babel/eslint-parser",</text:span></text:span></text:p>
        </text:list-item>
        <text:list-item>
          <text:p text:style-name="P43"><text:span text:style-name="T1">In .eslintrc, add </text:span><text:span text:style-name="Source_20_Text"><text:span text:style-name="T2">"requireConfigFile": false,</text:span></text:span><text:span text:style-name="T1"> to the parserOptions section (underneath </text:span><text:span text:style-name="Source_20_Text"><text:span text:style-name="T2">"ecmaVersion": 8,</text:span></text:span><text:span text:style-name="T1">) (I needed this or babel was looking for config files I don't have)</text:span></text:p>
        </text:list-item>
        <text:list-item>
          <text:p text:style-name="P44">Run the command to lint a file</text:p>
        </text:list-item>
      </text:list>
      <text:p text:style-name="Text_20_body"/>
      <text:p text:style-name="P3">Thank you for reading the article. If you have any suggestions please comment below.</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Mono" svg:font-family="'Fira Mono', 'Andale Mono', Consolas, monospace"/>
    <style:font-face style:name="Inter" svg:font-family="Inter, ui-sans-serif, system-ui, apple-system, BlinkMacSystemFont, 'Segoe UI', Roboto, 'Helvetica Neue', Arial, 'Noto Sans', sans-serif, 'Apple Color Emoji', 'Segoe UI Emoji', 'Segoe UI Symbol', 'Noto Color Emoji'"/>
    <style:font-face style:name="Inter1" svg:font-family="Inter, ui-sans-serif, system-ui, apple-system, BlinkMacSystemFont, 'Segoe UI', Roboto, 'Helvetica Neue', Arial, 'Noto Sans', sans-serif, 'Apple Color Emoji', 'Segoe UI Emoji', 'Segoe UI Symbol', 'Noto Color emoji'"/>
    <style:font-face style:name="Lohit Devanagari1" svg:font-family="'Lohit Devanagari'"/>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1T23:57:51.809544684</meta:creation-date>
    <dc:date>2022-08-01T00:10:31.811077236</dc:date>
    <meta:editing-duration>PT7H23M59S</meta:editing-duration>
    <meta:editing-cycles>38</meta:editing-cycles>
    <meta:generator>LibreOffice/6.4.7.2$Linux_X86_64 LibreOffice_project/40$Build-2</meta:generator>
    <meta:document-statistic meta:table-count="0" meta:image-count="0" meta:object-count="0" meta:page-count="4" meta:paragraph-count="121" meta:word-count="529" meta:character-count="4124" meta:non-whitespace-character-count="3589"/>
  </office:meta>
</office:document-meta>
</file>